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284a1"/>
    </style:style>
    <style:style style:name="P2" style:family="paragraph" style:parent-style-name="Standard">
      <style:text-properties officeooo:paragraph-rsid="00040cce"/>
    </style:style>
    <style:style style:name="P3" style:family="paragraph" style:parent-style-name="Standard">
      <style:text-properties officeooo:paragraph-rsid="0006e798"/>
    </style:style>
    <style:style style:name="P4" style:family="paragraph" style:parent-style-name="Text_20_body">
      <style:text-properties officeooo:paragraph-rsid="000284a1"/>
    </style:style>
    <style:style style:name="P5" style:family="paragraph" style:parent-style-name="Text_20_body">
      <style:text-properties officeooo:paragraph-rsid="00040cce"/>
    </style:style>
    <style:style style:name="P6" style:family="paragraph" style:parent-style-name="Text_20_body">
      <style:text-properties officeooo:paragraph-rsid="0006e798"/>
    </style:style>
    <style:style style:name="P7" style:family="paragraph" style:parent-style-name="Heading_20_3">
      <style:text-properties officeooo:paragraph-rsid="000284a1"/>
    </style:style>
    <style:style style:name="P8" style:family="paragraph" style:parent-style-name="Heading_20_3">
      <style:text-properties officeooo:paragraph-rsid="00040cce"/>
    </style:style>
    <style:style style:name="P9" style:family="paragraph" style:parent-style-name="Heading_20_3">
      <style:text-properties officeooo:paragraph-rsid="0006e798"/>
    </style:style>
    <style:style style:name="P10" style:family="paragraph" style:parent-style-name="Heading_20_2">
      <style:text-properties officeooo:paragraph-rsid="00040cce"/>
    </style:style>
    <style:style style:name="P11" style:family="paragraph" style:parent-style-name="Heading_20_2">
      <style:text-properties officeooo:paragraph-rsid="0006e798"/>
    </style:style>
    <style:style style:name="T1" style:family="text">
      <style:text-properties officeooo:rsid="000284a1"/>
    </style:style>
    <style:style style:name="T2" style:family="text">
      <style:text-properties officeooo:rsid="00040cce"/>
    </style:style>
    <style:style style:name="T3" style:family="text">
      <style:text-properties officeooo:rsid="0006e798"/>
    </style:style>
    <style:style style:name="T4" style:family="text">
      <style:text-properties fo:font-weight="normal" officeooo:rsid="0006e798" style:font-weight-asian="normal" style:font-weight-complex="normal"/>
    </style:style>
    <style:style style:name="T5" style:family="text">
      <style:text-properties fo:font-weight="bold" officeooo:rsid="0006e798"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 SVN Server on <text:s/>CentOS/RHEL 7/6.5/5.10</text:h>
      <text:p text:style-name="Text_20_body"/>
      <text:h text:style-name="Heading_20_3" text:outline-level="3">What is SVN (Subversion)?</text:h>
      <text:p text:style-name="Text_20_body">Subversion is a free/open-source version control system. Subversion manages files and directories, and the changes made to them, over time. This allows you to recover older versions of your data, or examine the history of how your data changed. In this regard, many people think of a version control system as a sort of “time machine”.</text:p>
      <text:h text:style-name="Heading_20_3" text:outline-level="3">1. Change root user</text:h>
      <text:p text:style-name="Text_20_body"><text:tab/>su -</text:p>
      <text:h text:style-name="Heading_20_3" text:outline-level="3">2. Install needed packages (mod_dav_svn and subversion)</text:h>
      <text:p text:style-name="P4"><text:tab/><text:span text:style-name="T1">yum install mod_dav_svn subversion</text:span></text:p>
      <text:h text:style-name="P7" text:outline-level="3"><text:span text:style-name="T1">3. Modify Subversion config file </text:span><text:span text:style-name="Emphasis"><text:span text:style-name="T1">/etc/httpd/conf.d/subversion.conf</text:span></text:span></text:h>
      <text:p text:style-name="P4"><text:span text:style-name="T1"><text:tab/>Add following config to </text:span><text:span text:style-name="Emphasis"><text:span text:style-name="T1">/etc/httpd/conf.d/subversion.conf</text:span></text:span><text:span text:style-name="T1"> file:</text:span></text:p>
      <text:p text:style-name="P4"><text:span text:style-name="T1"/></text:p>
      <text:p text:style-name="P1"><text:span text:style-name="T1"><text:tab/>LoadModule dav_svn_module <text:s text:c="4"/>modules/mod_dav_svn.so</text:span></text:p>
      <text:p text:style-name="P1"><text:span text:style-name="T1"><text:tab/>LoadModule authz_svn_module <text:s text:c="2"/>modules/mod_authz_svn.so</text:span></text:p>
      <text:p text:style-name="P1"><text:span text:style-name="T1"/></text:p>
      <text:p text:style-name="P1"><text:span text:style-name="T1"><text:tab/>&lt;Location /svn&gt;</text:span></text:p>
      <text:p text:style-name="P1"><text:span text:style-name="T1"><text:tab/> <text:s text:c="2"/>DAV svn</text:span></text:p>
      <text:p text:style-name="P1"><text:span text:style-name="T1"><text:tab/> <text:s text:c="2"/>SVNParentPath /var/www/svn</text:span></text:p>
      <text:p text:style-name="P1"><text:span text:style-name="T1"><text:tab/> <text:s text:c="2"/>AuthType Basic</text:span></text:p>
      <text:p text:style-name="P1"><text:span text:style-name="T1"><text:s/><text:tab/> <text:s/>AuthName "Subversion repositories"</text:span></text:p>
      <text:p text:style-name="P1"><text:span text:style-name="T1"><text:s/><text:tab/> <text:s/>AuthUserFile /etc/svn-auth-users</text:span></text:p>
      <text:p text:style-name="P1"><text:span text:style-name="T1"><text:s/><text:tab/> <text:s/>Require valid-user</text:span></text:p>
      <text:p text:style-name="P1"><text:span text:style-name="T1"><text:tab/>&lt;/Location&gt;</text:span></text:p>
      <text:h text:style-name="Heading_20_3" text:outline-level="3">4. Add SVN (Subversion) users</text:h>
      <text:p text:style-name="P1"><text:span text:style-name="T1"/></text:p>
      <text:p text:style-name="P1"><text:span text:style-name="T1">## Create testuser ##</text:span></text:p>
      <text:p text:style-name="P1"><text:span text:style-name="T1"><text:tab/>htpasswd -cm /etc/svn-auth-users testuser</text:span></text:p>
      <text:p text:style-name="P1"><text:span text:style-name="T1"><text:tab/>New password: </text:span></text:p>
      <text:p text:style-name="P1"><text:span text:style-name="T1"><text:tab/>Re-type new password: </text:span></text:p>
      <text:p text:style-name="P1"><text:span text:style-name="T1"><text:tab/>Adding password for user testuser</text:span></text:p>
      <text:p text:style-name="P1"><text:span text:style-name="T1"/></text:p>
      <text:p text:style-name="P1"><text:span text:style-name="T1">## Create testuser2 ##</text:span></text:p>
      <text:p text:style-name="P1"><text:span text:style-name="T1"><text:tab/>htpasswd -m /etc/svn-auth-users testuser2</text:span></text:p>
      <text:p text:style-name="P1"><text:span text:style-name="T1"><text:tab/>New password: </text:span></text:p>
      <text:p text:style-name="P1"><text:span text:style-name="T1"><text:tab/>Re-type new password: </text:span></text:p>
      <text:p text:style-name="P1"><text:span text:style-name="T1"><text:tab/>Adding password for user testuser2</text:span></text:p>
      <text:p text:style-name="P1"><text:soft-page-break/><text:span text:style-name="Strong_20_Emphasis"><text:span text:style-name="T1">Note:</text:span></text:span><text:span text:style-name="T1"> Use exactly same file and path name as used on </text:span><text:span text:style-name="Emphasis"><text:span text:style-name="T1">subversion.conf</text:span></text:span><text:span text:style-name="T1"> file. This example use </text:span><text:span text:style-name="Emphasis"><text:span text:style-name="T1">/etc/svn-auth-users</text:span></text:span><text:span text:style-name="T1"> file.</text:span></text:p>
      <text:h text:style-name="P7" text:outline-level="3"><text:span text:style-name="T1">Create SVN Access Control file</text:span></text:h>
      <text:p text:style-name="P3"><text:span text:style-name="T3"><text:tab/>[groups]</text:span></text:p>
      <text:p text:style-name="P3"><text:span text:style-name="T3"><text:tab/>testgroup = testuser1, testuser2</text:span></text:p>
      <text:p text:style-name="P3"><text:span text:style-name="T3"><text:tab/>testgroup2 = testuser3, testuser4, testuser5</text:span></text:p>
      <text:p text:style-name="P3"><text:span text:style-name="T3"><text:tab/>testgroup3 = testuser6, testuser7</text:span></text:p>
      <text:p text:style-name="P3"><text:span text:style-name="T3"/></text:p>
      <text:p text:style-name="P3"><text:span text:style-name="T3"><text:tab/>[/]</text:span></text:p>
      <text:p text:style-name="P3"><text:span text:style-name="T3"><text:tab/>* = r</text:span></text:p>
      <text:p text:style-name="P3"><text:span text:style-name="T3"><text:tab/>@testgroup = rw</text:span></text:p>
      <text:p text:style-name="P3"><text:span text:style-name="T3"><text:tab/>testuser4 = rw</text:span></text:p>
      <text:p text:style-name="P3"><text:span text:style-name="T3"/></text:p>
      <text:p text:style-name="P3"><text:span text:style-name="T3"><text:tab/>[testrepo:/]</text:span></text:p>
      <text:p text:style-name="P3"><text:span text:style-name="T3"><text:tab/>@testgroup2 = rw</text:span></text:p>
      <text:p text:style-name="P3"><text:span text:style-name="T3"><text:tab/>testuser6 = rw</text:span></text:p>
      <text:p text:style-name="P3"><text:span text:style-name="T3"/></text:p>
      <text:p text:style-name="P3"><text:span text:style-name="T3"><text:tab/>[testrepo2:/trunk]</text:span></text:p>
      <text:p text:style-name="P3"><text:span text:style-name="T3"><text:tab/>@testgroup3 = rw</text:span></text:p>
      <text:p text:style-name="P3"><text:span text:style-name="T3"><text:tab/>testuser5 = rw</text:span></text:p>
      <text:p text:style-name="P3"><text:span text:style-name="T3"/></text:p>
      <text:p text:style-name="P3"><text:span text:style-name="T3"><text:tab/>[testrepo2:/tags]</text:span></text:p>
      <text:p text:style-name="P3"><text:span text:style-name="T3"><text:tab/>@testgroup3 = r</text:span></text:p>
      <text:p text:style-name="P3"><text:span text:style-name="T3"><text:tab/>testuser5 = rw</text:span></text:p>
      <text:h text:style-name="P7" text:outline-level="3"><text:span text:style-name="T1">5. Create and configure SVN repository</text:span></text:h>
      <text:p text:style-name="P2"><text:span text:style-name="T2"><text:tab/>mkdir /var/www/svn</text:span></text:p>
      <text:p text:style-name="P2"><text:span text:style-name="T2"><text:tab/>cd /var/www/svn</text:span></text:p>
      <text:p text:style-name="P2"><text:span text:style-name="T2"/></text:p>
      <text:p text:style-name="P2"><text:span text:style-name="T2"><text:tab/>svnadmin create testrepo</text:span></text:p>
      <text:p text:style-name="P2"><text:span text:style-name="T2"><text:tab/>chown -R apache.apache testrepo</text:span></text:p>
      <text:p text:style-name="P2"><text:span text:style-name="T2"/></text:p>
      <text:p text:style-name="P2"><text:span text:style-name="T2"/></text:p>
      <text:p text:style-name="P2"><text:span text:style-name="T2">## If you have SELinux enabled (you can check it with "sestatus" command) ##</text:span></text:p>
      <text:p text:style-name="P2"><text:span text:style-name="T2">## then change SELinux security context with chcon command ##</text:span></text:p>
      <text:p text:style-name="P2"><text:span text:style-name="T2"/></text:p>
      <text:p text:style-name="P2"><text:span text:style-name="T2"><text:tab/>chcon -R -t httpd_sys_content_t /var/www/svn/testrepo</text:span></text:p>
      <text:p text:style-name="P2"><text:span text:style-name="T2"/></text:p>
      <text:p text:style-name="P2"><text:span text:style-name="T2">## Following enables commits over http ##</text:span></text:p>
      <text:p text:style-name="P2"><text:span text:style-name="T2"/></text:p>
      <text:p text:style-name="P2"><text:span text:style-name="T2"><text:tab/>chcon -R -t httpd_sys_rw_content_t /var/www/svn/testrepo</text:span></text:p>
      <text:p text:style-name="P5"><text:span text:style-name="Strong_20_Emphasis"><text:span text:style-name="T2">Restart Apache:</text:span></text:span></text:p>
      <text:p text:style-name="P2"><text:span text:style-name="T2">## <text:s/>CentOS/RHEL 7 ##</text:span></text:p>
      <text:p text:style-name="P2"><text:span text:style-name="T2"><text:tab/>systemctl restart httpd.service</text:span></text:p>
      <text:p text:style-name="P2"><text:span text:style-name="T2"/></text:p>
      <text:p text:style-name="P2"><text:span text:style-name="T2">## CentOS/RHEL 6.5/5.10 ##</text:span></text:p>
      <text:p text:style-name="P2"><text:span text:style-name="T2"><text:tab/>/etc/init.d/httpd restart</text:span></text:p>
      <text:p text:style-name="P2"><text:span text:style-name="T2">## OR ##</text:span></text:p>
      <text:p text:style-name="P2"><text:span text:style-name="T2"><text:tab/>service httpd restart</text:span></text:p>
      <text:p text:style-name="P2"><text:span text:style-name="T2"/></text:p>
      <text:h text:style-name="P8" text:outline-level="3"><text:soft-page-break/><text:span text:style-name="T2">6. Configure repository</text:span></text:h>
      <text:p text:style-name="P2"><text:span text:style-name="T2">To </text:span><text:span text:style-name="Strong_20_Emphasis"><text:span text:style-name="T2">disable anonymous access</text:span></text:span><text:span text:style-name="T2"> and </text:span><text:span text:style-name="Strong_20_Emphasis"><text:span text:style-name="T2">enable access control</text:span></text:span><text:span text:style-name="T2"> add following rows to </text:span><text:span text:style-name="Emphasis"><text:span text:style-name="T2">testrepo/conf/svnserve.conf</text:span></text:span><text:span text:style-name="T2"> file:</text:span></text:p>
      <text:p text:style-name="P2"><text:span text:style-name="T2"/></text:p>
      <text:p text:style-name="P2"><text:span text:style-name="T2">## Disable anonymous access ##</text:span></text:p>
      <text:p text:style-name="P2"><text:span text:style-name="T2"><text:tab/>anon-access = none</text:span></text:p>
      <text:p text:style-name="P2"><text:span text:style-name="T2"/></text:p>
      <text:p text:style-name="P2"><text:span text:style-name="T2">## Enable access control ##</text:span></text:p>
      <text:p text:style-name="P2"><text:span text:style-name="T2"><text:tab/>authz-db = authz</text:span></text:p>
      <text:h text:style-name="P8" text:outline-level="3"><text:span text:style-name="T2">7. Create </text:span><text:span text:style-name="Emphasis"><text:span text:style-name="T2">trunk</text:span></text:span><text:span text:style-name="T2">, </text:span><text:span text:style-name="Emphasis"><text:span text:style-name="T2">branches</text:span></text:span><text:span text:style-name="T2"> and </text:span><text:span text:style-name="Emphasis"><text:span text:style-name="T2">tags</text:span></text:span><text:span text:style-name="T2"> structure under testrepo</text:span></text:h>
      <text:p text:style-name="P5"><text:span text:style-name="T2">Create “template” directories with following command:</text:span></text:p>
      <text:p text:style-name="P2"><text:span text:style-name="T2"><text:tab/>mkdir -p /tmp/svn-structure-template/{trunk,branches,tags}</text:span></text:p>
      <text:p text:style-name="P2"><text:span text:style-name="T2"/></text:p>
      <text:p text:style-name="P5"><text:span text:style-name="T2">Then import template to project repository using “svn import” command:</text:span></text:p>
      <text:p text:style-name="P2"><text:span text:style-name="T2"/></text:p>
      <text:p text:style-name="P2"><text:span text:style-name="T2"><text:tab/>svn import -m 'Initial import' /tmp/svn-structure-template/ http://localhost/svn/testrepo/</text:span></text:p>
      <text:p text:style-name="P2"><text:span text:style-name="T2"><text:tab/>Adding <text:s text:c="8"/>/tmp/svn-structure-template/trunk</text:span></text:p>
      <text:p text:style-name="P2"><text:span text:style-name="T2"><text:tab/>Adding <text:s text:c="8"/>/tmp/svn-structure-template/branches</text:span></text:p>
      <text:p text:style-name="P2"><text:span text:style-name="T2"><text:tab/>Adding <text:s text:c="8"/>/tmp/svn-structure-template/tags</text:span></text:p>
      <text:p text:style-name="P2"><text:span text:style-name="T2"/></text:p>
      <text:p text:style-name="P2"><text:span text:style-name="T2"><text:tab/>Committed revision 1.</text:span></text:p>
      <text:p text:style-name="P2"><text:span text:style-name="T2"/></text:p>
      <text:p text:style-name="P2"><text:span text:style-name="Strong_20_Emphasis"><text:span text:style-name="T2">Check results on browser and see testrepo revision 1:</text:span></text:span></text:p>
      <text:p text:style-name="P2"><text:span text:style-name="Strong_20_Emphasis"><text:span text:style-name="T2"/></text:span></text:p>
      <text:p text:style-name="P2"><text:a xlink:type="simple" xlink:href="http://localhost/svn/testrepo/"><text:span text:style-name="Strong_20_Emphasis"><text:span text:style-name="T2">http://localhost/svn/testrepo/</text:span></text:span></text:a></text:p>
      <text:p text:style-name="P2"><text:span text:style-name="Strong_20_Emphasis"><text:span text:style-name="T2"/></text:span></text:p>
      <text:p text:style-name="P2"><text:span text:style-name="Strong_20_Emphasis"><text:span text:style-name="T2"/></text:span></text:p>
      <text:h text:style-name="P10" text:outline-level="2"><text:span text:style-name="Strong_20_Emphasis"><text:span text:style-name="T2">1. Backup (dump) SVN (Subversion) repository</text:span></text:span></text:h>
      <text:h text:style-name="P8" text:outline-level="3"><text:span text:style-name="Strong_20_Emphasis"><text:span text:style-name="T2">1.1 Create Dump from SVN (Subversion) repository</text:span></text:span></text:h>
      <text:p text:style-name="P3"><text:span text:style-name="Strong_20_Emphasis"><text:span text:style-name="T3"><text:tab/></text:span></text:span><text:span text:style-name="Strong_20_Emphasis"><text:span text:style-name="T4">svnadmin dump /path/to/reponame &gt; /path/to/reponame.dump</text:span></text:span></text:p>
      <text:h text:style-name="P9" text:outline-level="3"><text:span text:style-name="Strong_20_Emphasis"><text:span text:style-name="T5">1.2 Gzip Created Dump</text:span></text:span></text:h>
      <text:p text:style-name="P6"><text:span text:style-name="Strong_20_Emphasis"><text:span text:style-name="T4"><text:tab/>gzip -9 /path/to/reponame.dump</text:span></text:span></text:p>
      <text:h text:style-name="P9" text:outline-level="3"><text:span text:style-name="Strong_20_Emphasis"><text:span text:style-name="T3">1.3 SVN Dump and Gzip Dump with One-liner</text:span></text:span></text:h>
      <text:p text:style-name="P6"><text:span text:style-name="Strong_20_Emphasis"><text:span text:style-name="T3"><text:tab/>svnadmin dump /path/to/reponame | gzip -9 &gt; /path/to/reponame.dump.gz</text:span></text:span></text:p>
      <text:h text:style-name="P11" text:outline-level="2"><text:span text:style-name="Strong_20_Emphasis"><text:span text:style-name="T3">2. Restore (load) SVN (Subversion) repository</text:span></text:span></text:h>
      <text:h text:style-name="P9" text:outline-level="3"><text:span text:style-name="Strong_20_Emphasis"><text:span text:style-name="T3">2.1 Unzip Dump File</text:span></text:span></text:h>
      <text:p text:style-name="P6"><text:span text:style-name="Strong_20_Emphasis"><text:span text:style-name="T3"><text:tab/></text:span></text:span><text:span text:style-name="Strong_20_Emphasis"><text:span text:style-name="T4">gunzip /path/to/reponame.dump.gz</text:span></text:span></text:p>
      <text:h text:style-name="P9" text:outline-level="3"><text:soft-page-break/><text:span text:style-name="Strong_20_Emphasis"><text:span text:style-name="T5">2.2 Create Empty SVN (Subversion) Repository</text:span></text:span></text:h>
      <text:p text:style-name="P6"><text:span text:style-name="Strong_20_Emphasis"><text:span text:style-name="T4"><text:tab/>svnadmin create /path/to/reponame</text:span></text:span></text:p>
      <text:h text:style-name="P9" text:outline-level="3"><text:span text:style-name="Strong_20_Emphasis"><text:span text:style-name="T5">2.3 Setup SVN (Subversion) Repository Permissions</text:span></text:span></text:h>
      <text:p text:style-name="P6"><text:span text:style-name="Strong_20_Emphasis"><text:span text:style-name="T4"><text:tab/>chown -R svnuser:svngroup /path/to/reponame</text:span></text:span></text:p>
      <text:p text:style-name="P6"><text:span text:style-name="Strong_20_Emphasis"><text:span text:style-name="T4"/></text:span></text:p>
      <text:p text:style-name="P6"><text:span text:style-name="Strong_20_Emphasis"><text:span text:style-name="T4">## If you use SELinux then remember also set security context ##</text:span></text:span></text:p>
      <text:p text:style-name="P6"><text:span text:style-name="Strong_20_Emphasis"><text:span text:style-name="T4"><text:tab/>chcon -R -t httpd_sys_content_t /path/to/reponame</text:span></text:span></text:p>
      <text:p text:style-name="P6"><text:span text:style-name="Strong_20_Emphasis"><text:span text:style-name="T4"><text:s/></text:span></text:span></text:p>
      <text:p text:style-name="P6"><text:span text:style-name="Strong_20_Emphasis"><text:span text:style-name="T4">## Following enables commits over http ##</text:span></text:span></text:p>
      <text:p text:style-name="P6"><text:span text:style-name="Strong_20_Emphasis"><text:span text:style-name="T4"><text:tab/>chcon -R -t httpd_sys_rw_content_t /path/to/reponame</text:span></text:span></text:p>
      <text:p text:style-name="P6"><text:span text:style-name="Strong_20_Emphasis"><text:span text:style-name="T4"/></text:span></text:p>
      <text:h text:style-name="P9" text:outline-level="3"><text:span text:style-name="Strong_20_Emphasis"><text:span text:style-name="T5">2.4 Load Data to Repository from SVN (Subversion) Backup</text:span></text:span></text:h>
      <text:p text:style-name="P3"><text:span text:style-name="Strong_20_Emphasis"><text:span text:style-name="T4"><text:tab/>svnadmin load /path/to/reponame &lt; /path/to/reponame.dump</text:span></text:span></text:p>
      <text:p text:style-name="P3"><text:span text:style-name="Strong_20_Emphasis"><text:span text:style-name="T4"/></text:span></text:p>
      <text:h text:style-name="P11" text:outline-level="2"><text:span text:style-name="Strong_20_Emphasis"><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9T19:03:44</dc:date>
    <dc:creator>FSSD </dc:creator>
    <meta:generator>LibreOffice/4.0.2.2$Linux_x86 LibreOffice_project/400m0$Build-2</meta:generator>
    <meta:editing-duration>P0D</meta:editing-duration>
    <meta:editing-cycles>1</meta:editing-cycles>
    <meta:document-statistic meta:table-count="0" meta:image-count="0" meta:object-count="0" meta:page-count="4" meta:paragraph-count="104" meta:word-count="507" meta:character-count="3976" meta:non-whitespace-character-count="3453"/>
  </office:meta>
</office:document-meta>
</file>